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71c5" officeooo:paragraph-rsid="001371c5"/>
    </style:style>
    <style:style style:name="P2" style:family="paragraph" style:parent-style-name="Standard">
      <style:paragraph-properties fo:text-align="start" style:justify-single-word="false"/>
      <style:text-properties officeooo:rsid="001371c5" officeooo:paragraph-rsid="001371c5"/>
    </style:style>
    <style:style style:name="P3" style:family="paragraph" style:parent-style-name="Standard">
      <style:paragraph-properties fo:text-align="start" style:justify-single-word="false"/>
      <style:text-properties style:font-name="Times New Roman" officeooo:rsid="001371c5" officeooo:paragraph-rsid="001371c5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 officeooo:rsid="001371c5" officeooo:paragraph-rsid="001371c5"/>
    </style:style>
    <style:style style:name="P5" style:family="paragraph" style:parent-style-name="Standard" style:list-style-name="L2">
      <style:paragraph-properties fo:text-align="start" style:justify-single-word="false"/>
      <style:text-properties style:font-name="Times New Roman" officeooo:rsid="001371c5" officeooo:paragraph-rsid="001371c5"/>
    </style:style>
    <style:style style:name="P6" style:family="paragraph" style:parent-style-name="Standard" style:list-style-name="L5">
      <style:paragraph-properties fo:text-align="start" style:justify-single-word="false"/>
      <style:text-properties style:font-name="Times New Roman" officeooo:rsid="0014453a" officeooo:paragraph-rsid="0014453a"/>
    </style:style>
    <style:style style:name="P7" style:family="paragraph" style:parent-style-name="Standard">
      <style:paragraph-properties fo:text-align="start" style:justify-single-word="false"/>
      <style:text-properties style:font-name="Times New Roman" officeooo:rsid="0014453a" officeooo:paragraph-rsid="0014453a"/>
    </style:style>
    <style:style style:name="P8" style:family="paragraph" style:parent-style-name="Standard" style:list-style-name="L8">
      <style:paragraph-properties fo:text-align="start" style:justify-single-word="false"/>
      <style:text-properties style:font-name="Times New Roman" officeooo:rsid="0014453a" officeooo:paragraph-rsid="0014453a"/>
    </style:style>
    <style:style style:name="P9" style:family="paragraph" style:parent-style-name="Standard" style:list-style-name="L9">
      <style:paragraph-properties fo:text-align="start" style:justify-single-word="false"/>
      <style:text-properties style:font-name="Times New Roman" officeooo:rsid="0014453a" officeooo:paragraph-rsid="0014453a"/>
    </style:style>
    <style:style style:name="P10" style:family="paragraph" style:parent-style-name="Standard" style:list-style-name="L5">
      <style:paragraph-properties fo:text-align="start" style:justify-single-word="false"/>
      <style:text-properties style:font-name="Times New Roman" officeooo:rsid="001466ce" officeooo:paragraph-rsid="001466ce"/>
    </style:style>
    <style:style style:name="P11" style:family="paragraph" style:parent-style-name="Standard" style:list-style-name="L10">
      <style:paragraph-properties fo:text-align="start" style:justify-single-word="false"/>
      <style:text-properties style:font-name="Times New Roman" officeooo:rsid="001466ce" officeooo:paragraph-rsid="001466ce"/>
    </style:style>
    <style:style style:name="P12" style:family="paragraph" style:parent-style-name="Standard" style:list-style-name="L11">
      <style:paragraph-properties fo:text-align="start" style:justify-single-word="false"/>
      <style:text-properties style:font-name="Times New Roman" officeooo:rsid="001466ce" officeooo:paragraph-rsid="001466ce"/>
    </style:style>
    <style:style style:name="P13" style:family="paragraph" style:parent-style-name="Standard" style:list-style-name="L11">
      <style:paragraph-properties fo:text-align="start" style:justify-single-word="false"/>
      <style:text-properties style:font-name="Times New Roman" officeooo:rsid="0016e20f" officeooo:paragraph-rsid="0016e20f"/>
    </style:style>
    <style:style style:name="P14" style:family="paragraph" style:parent-style-name="Standard" style:list-style-name="L13">
      <style:paragraph-properties fo:text-align="start" style:justify-single-word="false"/>
      <style:text-properties style:font-name="Times New Roman" fo:font-weight="normal" officeooo:rsid="00173cfd" officeooo:paragraph-rsid="00173cfd" style:font-weight-asian="normal" style:font-weight-complex="normal"/>
    </style:style>
    <style:style style:name="P15" style:family="paragraph" style:parent-style-name="Standard" style:list-style-name="L13">
      <style:paragraph-properties fo:text-align="start" style:justify-single-word="false"/>
      <style:text-properties style:font-name="Times New Roman" fo:font-weight="normal" officeooo:rsid="00173cfd" officeooo:paragraph-rsid="0017a41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weight="normal" officeooo:rsid="00173cfd" officeooo:paragraph-rsid="0017a410" style:font-weight-asian="normal" style:font-weight-complex="normal"/>
    </style:style>
    <style:style style:name="P17" style:family="paragraph" style:parent-style-name="Standard" style:list-style-name="L13">
      <style:paragraph-properties fo:text-align="start" style:justify-single-word="false"/>
      <style:text-properties style:font-name="Times New Roman" fo:font-weight="normal" officeooo:rsid="001466ce" officeooo:paragraph-rsid="00173cfd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officeooo:rsid="001b4f93" officeooo:paragraph-rsid="001b4f93"/>
    </style:style>
    <style:style style:name="P19" style:family="paragraph" style:parent-style-name="Standard" style:list-style-name="L8">
      <style:paragraph-properties fo:text-align="start" style:justify-single-word="false"/>
      <style:text-properties officeooo:paragraph-rsid="001466ce"/>
    </style:style>
    <style:style style:name="P20" style:family="paragraph" style:parent-style-name="Standard" style:list-style-name="L9">
      <style:paragraph-properties fo:text-align="start" style:justify-single-word="false"/>
      <style:text-properties officeooo:paragraph-rsid="001466ce"/>
    </style:style>
    <style:style style:name="P21" style:family="paragraph" style:parent-style-name="Standard">
      <style:paragraph-properties fo:text-align="start" style:justify-single-word="false"/>
      <style:text-properties style:font-name="Arial" officeooo:rsid="0014453a" officeooo:paragraph-rsid="0014453a"/>
    </style:style>
    <style:style style:name="P22" style:family="paragraph" style:parent-style-name="Standard" style:list-style-name="L7">
      <style:paragraph-properties fo:text-align="start" style:justify-single-word="false"/>
      <style:text-properties style:font-name="Arial" fo:font-weight="bold" officeooo:paragraph-rsid="001466ce" style:font-weight-asian="bold" style:font-weight-complex="bold"/>
    </style:style>
    <style:style style:name="P23" style:family="paragraph" style:parent-style-name="Standard" style:list-style-name="L12">
      <style:paragraph-properties fo:text-align="start" style:justify-single-word="false"/>
      <style:text-properties style:font-name="Arial" fo:font-weight="bold" officeooo:rsid="00173cfd" officeooo:paragraph-rsid="001fdb29" style:font-weight-asian="bold" style:font-weight-complex="bold"/>
    </style:style>
    <style:style style:name="P24" style:family="paragraph" style:parent-style-name="Standard" style:list-style-name="L6">
      <style:paragraph-properties fo:text-align="start" style:justify-single-word="false"/>
      <style:text-properties fo:font-weight="bold" officeooo:paragraph-rsid="0014453a" style:font-weight-asian="bold" style:font-weight-complex="bold"/>
    </style:style>
    <style:style style:name="P25" style:family="paragraph" style:parent-style-name="Standard" style:list-style-name="L13">
      <style:paragraph-properties fo:margin-left="1.251cm" fo:margin-right="0cm" fo:text-align="start" style:justify-single-word="false" fo:text-indent="-0.635cm" style:auto-text-indent="false"/>
      <style:text-properties style:font-name="Times New Roman" fo:font-weight="normal" officeooo:rsid="00173cfd" officeooo:paragraph-rsid="0017a410" style:font-weight-asian="normal" style:font-weight-complex="normal"/>
    </style:style>
    <style:style style:name="P26" style:family="paragraph" style:parent-style-name="Standard" style:list-style-name="L13">
      <style:paragraph-properties fo:margin-left="1.251cm" fo:margin-right="0cm" fo:text-align="start" style:justify-single-word="false" fo:text-indent="-0.635cm" style:auto-text-indent="false"/>
      <style:text-properties style:font-name="Times New Roman" fo:font-weight="normal" officeooo:rsid="00173cfd" officeooo:paragraph-rsid="00173cfd" style:font-weight-asian="normal" style:font-weight-complex="normal"/>
    </style:style>
    <style:style style:name="P27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officeooo:rsid="0014453a" officeooo:paragraph-rsid="0014453a"/>
    </style:style>
    <style:style style:name="P2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Times New Roman" officeooo:rsid="001466ce" officeooo:paragraph-rsid="001466ce"/>
    </style:style>
    <style:style style:name="P29" style:family="paragraph" style:parent-style-name="Header">
      <style:text-properties fo:font-size="8pt" officeooo:rsid="001cb58a" officeooo:paragraph-rsid="001cb58a" style:font-size-asian="7pt" style:font-size-complex="8pt"/>
    </style:style>
    <style:style style:name="T1" style:family="text">
      <style:text-properties officeooo:rsid="0014453a"/>
    </style:style>
    <style:style style:name="T2" style:family="text">
      <style:text-properties officeooo:rsid="001466ce"/>
    </style:style>
    <style:style style:name="T3" style:family="text">
      <style:text-properties style:font-name="Times New Roman" officeooo:rsid="001466ce"/>
    </style:style>
    <style:style style:name="T4" style:family="text">
      <style:text-properties style:font-name="Arial" officeooo:rsid="0014453a"/>
    </style:style>
    <style:style style:name="T5" style:family="text">
      <style:text-properties officeooo:rsid="0016e20f"/>
    </style:style>
    <style:style style:name="T6" style:family="text">
      <style:text-properties officeooo:rsid="001fdb2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: <text:span text:style-name="T1">Data Structures</text:span></text:p>
      <text:p text:style-name="P2"/>
      <text:p text:style-name="P3">Assumptions:</text:p>
      <text:list xml:id="list5795829724931734242" text:style-name="L1">
        <text:list-item>
          <text:p text:style-name="P4">The size of the river or ecosystem is fixed.</text:p>
        </text:list-item>
        <text:list-item>
          <text:p text:style-name="P4">The input arguments to the function eco are river size and time steps.</text:p>
        </text:list-item>
        <text:list-item>
          <text:p text:style-name="P18">Animals have been modelled as classes with kind, gender and strength as attributes.</text:p>
        </text:list-item>
        <text:list-item>
          <text:p text:style-name="P4">The population of the ecosystem is assumed to be normally distributed with a mean of about half the size of the river and variance of one tenth the size of the river.</text:p>
        </text:list-item>
        <text:list-item>
          <text:p text:style-name="P4">The number of bears and fishs is a random number between zero and the population of the ecosystem as determined in the above manner.</text:p>
        </text:list-item>
        <text:list-item>
          <text:p text:style-name="P4">In every iteration each animal can move either left or right to the adjacent cell or can stay in its place.</text:p>
        </text:list-item>
        <text:list-item>
          <text:p text:style-name="P4">If the animal at the extreme ends of the river moves to a cell outside of the river, then that animal is assumed to have migrated to another ecosystem and hence is eliminated from the list.</text:p>
        </text:list-item>
        <text:list-item>
          <text:p text:style-name="P4">When there are three animals at a particular cell:</text:p>
        </text:list-item>
      </text:list>
      <text:list xml:id="list7002698562428143026" text:style-name="L2">
        <text:list-item>
          <text:p text:style-name="P5">If there are three animals of the same species and gender, then the only the strongest animal survives.</text:p>
        </text:list-item>
        <text:list-item>
          <text:p text:style-name="P5">If there are three animals of the same species but different genders, then the animals of the same gender fight to mate.</text:p>
        </text:list-item>
        <text:list-item>
          <text:p text:style-name="P5">If there are two fishes and one bear, the bear eats the two fishes.</text:p>
        </text:list-item>
        <text:list-item>
          <text:p text:style-name="P5">If there are two bears and one fish the fish is destroyed and then the normal two animal interaction rules are followed for the bears.</text:p>
        </text:list-item>
      </text:list>
      <text:list xml:id="list1679616148500653195" text:style-name="L5">
        <text:list-item>
          <text:p text:style-name="P6">Whenever there is a baby produced it is randomly inserted into a vacant position in the river at the end of the loop.</text:p>
        </text:list-item>
        <text:list-item>
          <text:p text:style-name="P10">The function returns the state of the ecosystem at every time point.</text:p>
        </text:list-item>
      </text:list>
      <text:p text:style-name="P7"/>
      <text:p text:style-name="P21">Examples:</text:p>
      <text:list xml:id="list8403700304447103658" text:style-name="L6">
        <text:list-item>
          <text:p text:style-name="P24"><text:span text:style-name="T4">eco(15, 1): <text:s/>(random.seed(11))</text:span></text:p>
        </text:list-item>
      </text:list>
      <text:list xml:id="list5349362906211395812" text:style-name="L8">
        <text:list-item>
          <text:p text:style-name="P8"><text:span text:style-name="T5">T</text:span>otal population: 6</text:p>
        </text:list-item>
        <text:list-item>
          <text:p text:style-name="P8"><text:span text:style-name="T2">No of </text:span>fish: 6</text:p>
        </text:list-item>
        <text:list-item>
          <text:p text:style-name="P8"><text:span text:style-name="T2">No of </text:span>bear: 0</text:p>
        </text:list-item>
        <text:list-item>
          <text:p text:style-name="P19"><text:span text:style-name="T3">The ecosystem is as given below</text:span></text:p>
        </text:list-item>
      </text:list>
      <text:p text:style-name="P27">[('fish', 'female', 0.09), ('fish', 'female', 0.59), None, ('fish', 'male', 0.14), None, None, None, ('fish', 'female', 0.18), ('fish', 'male', 0.45), ('fish', 'male', 0.62), None, None, None, None, None]</text:p>
      <text:list xml:id="list5721377470402777576" text:style-name="L9">
        <text:list-item>
          <text:p text:style-name="P9">old pos<text:span text:style-name="T2">itions:</text:span> [0, 1, 3, 7, 8, 9]</text:p>
        </text:list-item>
        <text:list-item>
          <text:p text:style-name="P9">new pos<text:span text:style-name="T2">itions:</text:span> [0, 1, 3, 8, 7, 10] <text:s/><text:span text:style-name="T2">(after random movement)</text:span></text:p>
        </text:list-item>
        <text:list-item>
          <text:p text:style-name="P20"><text:span text:style-name="T3">Final ecosystem after one time step:</text:span></text:p>
        </text:list-item>
      </text:list>
      <text:p text:style-name="P27">['fish', 'fish', None, 'fish', None, None, None, 'fish', 'fish', None, 'fish', None, None, None, None]</text:p>
      <text:p text:style-name="P27"/>
      <text:list xml:id="list2994590238907083250" text:style-name="L7">
        <text:list-item>
          <text:p text:style-name="P22"><text:span text:style-name="T2">eco(15, 1): (random.seed(3))</text:span></text:p>
        </text:list-item>
      </text:list>
      <text:list xml:id="list4302514476119119556" text:style-name="L10">
        <text:list-item>
          <text:p text:style-name="P11"><text:tab/><text:span text:style-name="T5">T</text:span>otal population: 7</text:p>
        </text:list-item>
        <text:list-item>
          <text:p text:style-name="P11"><text:tab/>No of fish: 5</text:p>
        </text:list-item>
        <text:list-item>
          <text:p text:style-name="P11"><text:tab/>No of bear: 2</text:p>
        </text:list-item>
        <text:list-item>
          <text:p text:style-name="P11">The ecosystem is given by:</text:p>
        </text:list-item>
      </text:list>
      <text:p text:style-name="P28">[('fish', 'male', 0.39), None, ('fish', 'male', 0.54), ('fish', 'female', 0.19), None, None, None, None, None, ('bear', 'female', 0.60, ('bear', 'male', 0.62), ('fish', 'female', 0.23), None, None, <text:soft-page-break/>('fish', 'male', 0.25)]</text:p>
      <text:list xml:id="list3443715649848860059" text:style-name="L11">
        <text:list-item>
          <text:p text:style-name="P12">old positions: [0, 2, 3, 9, 10, 11, 14]</text:p>
        </text:list-item>
        <text:list-item>
          <text:p text:style-name="P12">new positions: [1, 2, 3, 10, 11, 11, 13] (after random movement)</text:p>
        </text:list-item>
        <text:list-item>
          <text:p text:style-name="P13">Final <text:span text:style-name="T2">ecosystem after one time step:</text:span></text:p>
        </text:list-item>
      </text:list>
      <text:p text:style-name="P28">[None, 'fish', 'fish', 'fish', None, None, None, None, None, None, 'bear', 'bear', None, 'fish', None]]</text:p>
      <text:p text:style-name="P28"/>
      <text:list xml:id="list9126210015229691729" text:style-name="L12">
        <text:list-item>
          <text:p text:style-name="P23">eco(15, <text:span text:style-name="T6">5</text:span>): <text:span text:style-name="T2">(random.seed(3))</text:span></text:p>
        </text:list-item>
      </text:list>
      <text:list xml:id="list3663921983922338511" text:style-name="L13">
        <text:list-item>
          <text:p text:style-name="P14">Total population: 7</text:p>
        </text:list-item>
        <text:list-item>
          <text:p text:style-name="P14">No of fish: 5</text:p>
        </text:list-item>
        <text:list-item>
          <text:p text:style-name="P14">No of bear: 2</text:p>
        </text:list-item>
        <text:list-item>
          <text:p text:style-name="P17">The ecosystem is given by:</text:p>
        </text:list-item>
        <text:list-item>
          <text:p text:style-name="P14">[('fish', 'male', 0.39), None, ('fish', 'male', 0.54), ('fish', 'female', 0.19), None, None, None, None, None, ('bear', 'female', 0.60), ('bear', 'male', 0.62), ('fish', 'female', 0.23), None, None, ('fish', 'male', 0.25]</text:p>
        </text:list-item>
        <text:list-item>
          <text:p text:style-name="P14">old positions: [0, 2, 3, 9, 10, 11, 14]</text:p>
        </text:list-item>
        <text:list-item>
          <text:p text:style-name="P15">new positions: [1, 2, 3, 10, 11, 11, 13]</text:p>
          <text:p text:style-name="P25">[None, 'fish', 'fish', 'fish', None, None, None, None, None, None, 'bear', 'bear', None, 'fish', None]</text:p>
        </text:list-item>
        <text:list-item>
          <text:p text:style-name="P14">old positions: [1, 2, 3, 10, 11, 13]</text:p>
        </text:list-item>
        <text:list-item>
          <text:p text:style-name="P14">new positions: [1, 1, 2, 9, 11, 12]</text:p>
        </text:list-item>
      </text:list>
      <text:p text:style-name="P16"><text:tab/>[None, 'fish', 'fish', None, None, None, None, None, None, 'bear', None, 'bear', 'fish', None, <text:tab/>None]</text:p>
      <text:list xml:id="list185431427087534" text:continue-numbering="true" text:style-name="L13">
        <text:list-item>
          <text:p text:style-name="P14">old positions: [1, 2, 9, 11, 12]</text:p>
        </text:list-item>
        <text:list-item>
          <text:p text:style-name="P14">new positions: [1, 3, 9, 12, 12]</text:p>
          <text:p text:style-name="P25">[None, 'fish', None, 'fish', None, None, None, None, None, 'bear', None, None, 'bear', None, None]</text:p>
        </text:list-item>
        <text:list-item>
          <text:p text:style-name="P14">old positions: [1, 3, 9, 12]</text:p>
        </text:list-item>
        <text:list-item>
          <text:p text:style-name="P14">new positions: [1, 4, 9, 13]</text:p>
          <text:p text:style-name="P25">[None, 'fish', None, None, 'fish', None, None, None, None, 'bear', None, None, None, 'bear', None]</text:p>
        </text:list-item>
        <text:list-item>
          <text:p text:style-name="P14">old positions: [1, 4, 9, 13]</text:p>
        </text:list-item>
        <text:list-item>
          <text:p text:style-name="P14">new positions: [1, 5, 10, 13]</text:p>
          <text:p text:style-name="P26">[None, 'fish', None, None, None, 'fish', None, None, None, None, 'bear', None, None, 'bear', None]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cb58a" officeooo:paragraph-rsid="001cb58a" style:font-size-asian="7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T 3051 <text:s text:c="60"/>DATA STRUCTURES AND ALGORITHMS IN BIOLOGY <text:s text:c="33"/>Dileep.K BT11B050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6T17:51:09.647819191</meta:creation-date>
    <dc:date>2014-09-26T18:54:30.993499229</dc:date>
    <meta:editing-duration>PT47M43S</meta:editing-duration>
    <meta:editing-cycles>13</meta:editing-cycles>
    <meta:generator>LibreOffice/4.2.6.3$Linux_X86_64 LibreOffice_project/420m0$Build-3</meta:generator>
    <meta:document-statistic meta:table-count="0" meta:image-count="0" meta:object-count="0" meta:page-count="2" meta:paragraph-count="59" meta:word-count="709" meta:character-count="3973" meta:non-whitespace-character-count="3273"/>
  </office:meta>
</office:document-meta>
</file>